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5-08-1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128" calcext:value-type="float">
            <text:p>61.2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5-06-1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1184" calcext:value-type="float">
            <text:p>58.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5-02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5-01-1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4-04-2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6512" calcext:value-type="float">
            <text:p>57.4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4-02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5008" calcext:value-type="float">
            <text:p>57.5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4-01-0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3-05-1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3-02-2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3-01-0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2-11-1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2-08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2-05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2-02-0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2-01-1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1-10-1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1-09-16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1-07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1-05-1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1-03-2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1-02-0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1-01-0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0-02-1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20-01-0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9-12-0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9-09-2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9-07-1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9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8-11-1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8-09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8-06-2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8-04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8-02-12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7-11-1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7-08-15 0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7-06-1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7-04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7-02-2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0568" calcext:value-type="float">
            <text:p>56.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6-12-28 16:19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6-10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6-09-0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6-06-1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6-03-1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6-01-1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6-01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5-11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5-11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5-10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5-09-1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124100364002</text:p>
          </table:table-cell>
          <table:table-cell office:value-type="string" calcext:value-type="string">
            <text:p>08S 30W 13ADA 01</text:p>
          </table:table-cell>
          <table:table-cell office:value-type="string" calcext:value-type="string">
            <text:p>2015-08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